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8f258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8f258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8f258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8f258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8f258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8f258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8f258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8f258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8f258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8f258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8f258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8f258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8f258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8f258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8f258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8f258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8f258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Aurora Victoria Morey Carvajal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6/12/2017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720312254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1ER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Juan Bautista  Morey Cabeza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2014032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8:59.202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8" meta:character-count="1172" meta:non-whitespace-character-count="1002"/>
    <meta:template xlink:type="simple" xlink:actuate="onRequest" xlink:title="Normal" xlink:href=""/>
  </office:meta>
</office:document-meta>
</file>